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1"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1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italic" style:font-style-asian="italic" style:font-style-complex="italic"/>
    </style:style>
    <style:style style:name="T3" style:family="text">
      <style:text-properties style:font-name="Liberation Serif1" officeooo:rsid="00127aff"/>
    </style:style>
    <style:style style:name="T4" style:family="text">
      <style:text-properties style:font-name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a67"/>
    </style:style>
    <style:style style:name="T7" style:family="text">
      <style:text-properties officeooo:rsid="00108550"/>
    </style:style>
    <style:style style:name="T8" style:family="text">
      <style:text-properties officeooo:rsid="00112637"/>
    </style:style>
    <style:style style:name="T9" style:family="text">
      <style:text-properties officeooo:rsid="00127aff"/>
    </style:style>
    <style:style style:name="T10" style:family="text">
      <style:text-properties officeooo:rsid="001391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 Memory – Thrashing</text:p>
      <text:p text:style-name="P2"/>
      <text:p text:style-name="P2">Thrashing</text:p>
      <text:p text:style-name="P3">Thrashing is high paging activity, <text:span text:style-name="T6">i.e. </text:span>, the continual swapping in and swapping out of pages between memory and the disk without proper CPU utilization.</text:p>
      <text:p text:style-name="P3"/>
      <text:p text:style-name="P2">What causes thrashing?</text:p>
      <text:p text:style-name="P3">A process that does not have enough frames.</text:p>
      <text:list xml:id="list21593169221" text:style-name="L1">
        <text:list-item>
          <text:p text:style-name="P8">Consider a process which has less frames than it needs.</text:p>
        </text:list-item>
        <text:list-item>
          <text:p text:style-name="P8">Because the process does not have enough frames to support the pages in active use it will quickly page-fault.</text:p>
        </text:list-item>
        <text:list-item>
          <text:p text:style-name="P8">At this point it must replace a page that will be needed again right away and consequently faults again, and again, and again, replacing pages that it must bring back immediately.</text:p>
        </text:list-item>
        <text:list-item>
          <text:p text:style-name="P8">At this point the OS which monitors CPU utilization notices that the CPU utilization has fallen and attempts to increase the same by increasing the degree of multiprogramming(introduces a new process).</text:p>
        </text:list-item>
        <text:list-item>
          <text:p text:style-name="P8">To start with the high paging activity was a result of a lack of free frames and adding a new process to the mix only exacerbates the situation by plunging the CPU utilization to a new low.</text:p>
        </text:list-item>
        <text:list-item>
          <text:p text:style-name="P8">This starts a vicious cycle of the OS int<text:span text:style-name="T7">r</text:span>oducing a new process and the CPU utilization plunging.</text:p>
        </text:list-item>
        <text:list-item>
          <text:p text:style-name="P8">As a result, the effective memory-access time increases. No work is getting done, because the processes are spending all their time paging.</text:p>
        </text:list-item>
      </text:list>
      <text:p text:style-name="P3"/>
      <text:p text:style-name="P2">Role of replacement algorithm in limiting the effects of thrashing</text:p>
      <text:list xml:id="list759936027" text:style-name="L2">
        <text:list-item>
          <text:p text:style-name="P9">With local replacement, if one process starts thrashing, it cannot steal frames from another process and cause the latter to thrash as well.</text:p>
        </text:list-item>
        <text:list-item>
          <text:p text:style-name="P9">The problem is not entirely solved. If processes are thrashing, they will be in queue for the paging device most of the time. The average service tim<text:span text:style-name="T7">e</text:span> for a page fault will increase because of the longer average queue for the paging device. Thus, the effective time will increase even for the process not thrashing.</text:p>
        </text:list-item>
      </text:list>
      <text:p text:style-name="P3"/>
      <text:p text:style-name="P2">What is the solution to thrashing?</text:p>
      <text:p text:style-name="P3">Provide a process with as many frames as it needs.</text:p>
      <text:list xml:id="list1146187698" text:style-name="L3">
        <text:list-item>
          <text:p text:style-name="P10">It has been observed and stated according to the locality model that as a process executes, it moves from one locality to one locality. Each locality is a set of pages that are actively used together and is determined by the program structure and its data structures at the point of execution. A program is generally composed of several different localities.</text:p>
        </text:list-item>
        <text:list-item>
          <text:p text:style-name="P10">If we allocate enough frames to a process to <text:span text:style-name="T8">accommodate</text:span> its current locality, it will fault for the pages in its locality until all these pages are in memory; then it will not fault again until it changes localities. </text:p>
        </text:list-item>
        <text:list-item>
          <text:p text:style-name="P10">If we do not allocate enough frames to accommodate the size of the current <text:span text:style-name="T8">locality</text:span>, the process will thrash, since it cannot keep in memory all the pages that it is actively using.</text:p>
        </text:list-item>
      </text:list>
      <text:p text:style-name="P3"/>
      <text:p text:style-name="P2">Schemes to prevent thrashing</text:p>
      <text:list xml:id="list598599428" text:style-name="L4">
        <text:list-item>
          <text:p text:style-name="P11">Working-set model</text:p>
        </text:list-item>
        <text:list-item>
          <text:p text:style-name="P11">A model which makes use of <text:span text:style-name="T5">Page-fault frequency</text:span></text:p>
        </text:list-item>
      </text:list>
      <text:p text:style-name="P2"/>
      <text:p text:style-name="P2">Working set Model</text:p>
      <text:list xml:id="list589438372" text:style-name="L5">
        <text:list-item>
          <text:p text:style-name="P12">Is a scheme employed to prevent thrashing. It makes use of the locality model specified above.</text:p>
        </text:list-item>
        <text:list-item>
          <text:p text:style-name="P12"><text:soft-page-break/>This model uses a parameter, <text:span text:style-name="T1">Δ</text:span><text:span text:style-name="T4">, to define a working set window. The idea is to examine the most recent </text:span><text:span text:style-name="T1">Δ page references </text:span><text:span text:style-name="T3">and these form the </text:span><text:span text:style-name="T1">working set.</text:span></text:p>
        </text:list-item>
        <text:list-item>
          <text:p text:style-name="P13">T<text:span text:style-name="T9">he</text:span> OS monitors the working set of each process and allocates to that working set enough frames to provide it with its working-set size.</text:p>
        </text:list-item>
        <text:list-item>
          <text:p text:style-name="P13">A new process can be introduced only if there are enough extra frames.</text:p>
        </text:list-item>
        <text:list-item>
          <text:p text:style-name="P13">If the sum of the working-set of all the processes increase to more than the total number of frames, the OS suspends one process. Its pages are swapped out and its frames are <text:span text:style-name="T10">reallocated</text:span> to other processes.</text:p>
        </text:list-item>
        <text:list-item>
          <text:p text:style-name="P13">Thus the degrees of multiprogramming is kept as high as possible and thrashing is prevented.</text:p>
        </text:list-item>
      </text:list>
      <text:p text:style-name="P4"/>
      <text:p text:style-name="P5">Effect of size of <text:s/>Δ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Size of <text:s/>Δ</text:p>
          </table:table-cell>
          <table:table-cell table:style-name="Table1.A1" office:value-type="string">
            <text:p text:style-name="P7">Page fault frequency</text:p>
          </table:table-cell>
          <table:table-cell table:style-name="Table1.C1" office:value-type="string">
            <text:p text:style-name="P7">Degree of multiprogramming</text:p>
          </table:table-cell>
        </table:table-row>
        <table:table-row>
          <table:table-cell table:style-name="Table1.A2" office:value-type="string">
            <text:p text:style-name="P6">Small</text:p>
          </table:table-cell>
          <table:table-cell table:style-name="Table1.A2" office:value-type="string">
            <text:p text:style-name="P6">Increases</text:p>
          </table:table-cell>
          <table:table-cell table:style-name="Table1.C2" office:value-type="string">
            <text:p text:style-name="P6">Increases</text:p>
          </table:table-cell>
        </table:table-row>
        <table:table-row>
          <table:table-cell table:style-name="Table1.A2" office:value-type="string">
            <text:p text:style-name="P6">Large</text:p>
          </table:table-cell>
          <table:table-cell table:style-name="Table1.A2" office:value-type="string">
            <text:p text:style-name="P6">Decreases</text:p>
          </table:table-cell>
          <table:table-cell table:style-name="Table1.C2" office:value-type="string">
            <text:p text:style-name="P6">Does not increase</text:p>
          </table:table-cell>
        </table:table-row>
      </table:table>
      <text:p text:style-name="P4"/>
      <text:p text:style-name="P5">Is it possible for a process to have two working sets? One representing data and another representing code?</text:p>
      <text:p text:style-name="P4">Yes, in fact many processors provide two TLB’s for this very reason. As an example, the code being accessed by a process may retain the same working set for a long period of time. However, the data the code accesses may change, thus reflecting a change in the working set <text:s/>for data accesses. </text:p>
      <text:p text:style-name="P4"/>
      <text:p text:style-name="P2"><text:span text:style-name="T1">A model which makes use of </text:span><text:span text:style-name="T2">Page-fault frequency</text:span></text:p>
      <text:list xml:id="list1548594636" text:style-name="L6">
        <text:list-item>
          <text:p text:style-name="P14">Establish upper and lower bounds of page-fault rate</text:p>
        </text:list-item>
        <text:list-item>
          <text:p text:style-name="P14">Allot a frame to a process if the page-fault rate is higher than the upper limit. Suspend if there are no free frames</text:p>
        </text:list-item>
        <text:list-item>
          <text:p text:style-name="P14">If the page-fault rate is too low, remove a frame from the proce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14T08:35:55</meta:creation-date>
    <dc:date>2013-01-23T10:49:19</dc:date>
    <dc:creator>Kempa </dc:creator>
    <meta:editing-duration>PT3H15M42S</meta:editing-duration>
    <meta:editing-cycles>18</meta:editing-cycles>
    <meta:generator>LibreOffice/3.6$Linux_x86 LibreOffice_project/360m1$Build-2</meta:generator>
    <meta:document-statistic meta:table-count="1" meta:image-count="0" meta:object-count="0" meta:page-count="2" meta:paragraph-count="46" meta:word-count="764" meta:character-count="4278" meta:non-whitespace-character-count="3578"/>
  </office:meta>
</office:document-meta>
</file>